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Cambria" svg:font-family="Cambria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11.322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94cm" fo:break-before="auto" style:use-optimal-row-height="false"/>
    </style:style>
    <style:style style:name="ro7" style:family="table-row">
      <style:table-row-properties style:row-height="4.173cm" fo:break-before="auto" style:use-optimal-row-height="false"/>
    </style:style>
    <style:style style:name="ro8" style:family="table-row">
      <style:table-row-properties style:row-height="3.535cm" fo:break-before="auto" style:use-optimal-row-height="false"/>
    </style:style>
    <style:style style:name="ro9" style:family="table-row">
      <style:table-row-properties style:row-height="3.614cm" fo:break-before="auto" style:use-optimal-row-height="false"/>
    </style:style>
    <style:style style:name="ro10" style:family="table-row">
      <style:table-row-properties style:row-height="0.977cm" fo:break-before="auto" style:use-optimal-row-height="false"/>
    </style:style>
    <style:style style:name="ro11" style:family="table-row">
      <style:table-row-properties style:row-height="7.86cm" fo:break-before="auto" style:use-optimal-row-height="false"/>
    </style:style>
    <style:style style:name="ro12" style:family="table-row">
      <style:table-row-properties style:row-height="5.415cm" fo:break-before="auto" style:use-optimal-row-height="false"/>
    </style:style>
    <style:style style:name="ro13" style:family="table-row">
      <style:table-row-properties style:row-height="4.738cm" fo:break-before="auto" style:use-optimal-row-height="false"/>
    </style:style>
    <style:style style:name="ro14" style:family="table-row">
      <style:table-row-properties style:row-height="6.92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4.036cm" fo:break-before="auto" style:use-optimal-row-height="false"/>
    </style:style>
    <style:style style:name="ro17" style:family="table-row">
      <style:table-row-properties style:row-height="3.378cm" fo:break-before="auto" style:use-optimal-row-height="false"/>
    </style:style>
    <style:style style:name="ro18" style:family="table-row">
      <style:table-row-properties style:row-height="6.318cm" fo:break-before="auto" style:use-optimal-row-height="false"/>
    </style:style>
    <style:style style:name="ro19" style:family="table-row">
      <style:table-row-properties style:row-height="3.685cm" fo:break-before="auto" style:use-optimal-row-height="false"/>
    </style:style>
    <style:style style:name="ro20" style:family="table-row">
      <style:table-row-properties style:row-height="3.027cm" fo:break-before="auto" style:use-optimal-row-height="false"/>
    </style:style>
    <style:style style:name="ro21" style:family="table-row">
      <style:table-row-properties style:row-height="2.939cm" fo:break-before="auto" style:use-optimal-row-height="false"/>
    </style:style>
    <style:style style:name="ro22" style:family="table-row">
      <style:table-row-properties style:row-height="3.51cm" fo:break-before="auto" style:use-optimal-row-height="false"/>
    </style:style>
    <style:style style:name="ro23" style:family="table-row">
      <style:table-row-properties style:row-height="0.487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Normal_20_2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6ef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ackground-color="#afd095" style:text-align-source="fix" style:repeat-content="false" fo:wrap-option="wrap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afd095" style:text-align-source="fix" style:repeat-content="false" fo:wrap-option="wrap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Normal_20_2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8" style:family="table-cell" style:parent-style-name="Default">
      <style:table-cell-properties fo:background-color="#ffe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8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Segoe UI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5" style:family="table-cell" style:parent-style-name="Normal_20_2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Accent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vertical-align="top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Wingdings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3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31"/>
          <table:table-cell table:number-columns-repeated="35"/>
          <table:table-cell table:style-name="ce15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31"/>
          <table:table-cell table:number-columns-repeated="35"/>
          <table:table-cell table:style-name="ce15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Bessas Abdeljalil</text:p>
          </table:table-cell>
          <table:covered-table-cell table:number-columns-repeated="3" table:style-name="ce33"/>
          <table:covered-table-cell table:style-name="ce76"/>
          <table:table-cell table:style-name="ce79" office:value-type="string" calcext:value-type="string" table:number-columns-spanned="3" table:number-rows-spanned="1">
            <text:p>N° candidat : </text:p>
          </table:table-cell>
          <table:covered-table-cell table:style-name="ce33"/>
          <table:covered-table-cell table:style-name="ce88"/>
          <table:table-cell table:number-columns-repeated="2"/>
          <table:table-cell table:style-name="ce15" table:number-columns-repeated="3"/>
          <table:table-cell table:number-columns-repeated="30"/>
          <table:table-cell table:style-name="ce15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La Martinière Duchère</text:p>
          </table:table-cell>
          <table:covered-table-cell table:number-columns-repeated="3" table:style-name="ce34"/>
          <table:covered-table-cell table:style-name="ce77"/>
          <table:table-cell table:style-name="ce80" office:value-type="string" calcext:value-type="string">
            <text:p>Option :</text:p>
          </table:table-cell>
          <table:table-cell table:style-name="ce83" office:value-type="string" calcext:value-type="string">
            <text:p><text:span text:style-name="T2">x</text:span><text:span text:style-name="T3"> SISR</text:span></text:p>
          </table:table-cell>
          <table:table-cell table:style-name="ce93" office:value-type="string" calcext:value-type="string">
            <text:p>▢ SLAM</text:p>
          </table:table-cell>
          <table:table-cell table:number-columns-repeated="35"/>
          <table:table-cell table:style-name="ce15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bessasabdeljalil.github.io/bessasabdeljalil_portfolio.fr/index.html" xlink:type="simple">https://bessasabdeljalil.github.io/bessasabdeljalil_portfolio.fr/index.html</text:a></text:p>
          </table:table-cell>
          <table:covered-table-cell table:number-columns-repeated="6" table:style-name="ce35"/>
          <table:covered-table-cell table:style-name="ce94"/>
          <table:table-cell table:number-columns-repeated="35"/>
          <table:table-cell table:style-name="ce15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6" office:value-type="string" calcext:value-type="string" table:number-columns-spanned="1" table:number-rows-spanned="2">
            <text:p>Période (sous la forme du JJ/MM/AA au JJ/MM/AA)</text:p>
          </table:table-cell>
          <table:table-cell table:style-name="ce51" office:value-type="string" calcext:value-type="string">
            <text:p>1 - Gérer le patrimoine informatique</text:p>
          </table:table-cell>
          <table:table-cell table:style-name="ce64" office:value-type="string" calcext:value-type="string">
            <text:p>2 - Répondre aux incidents et aux demandes d’assistance et d’évolution</text:p>
          </table:table-cell>
          <table:table-cell table:style-name="ce51" office:value-type="string" calcext:value-type="string">
            <text:p>3 - Développer la présence en ligne de l’organisation</text:p>
          </table:table-cell>
          <table:table-cell table:style-name="ce51" office:value-type="string" calcext:value-type="string">
            <text:p>4 - Travailler en mode projet</text:p>
          </table:table-cell>
          <table:table-cell table:style-name="ce64" office:value-type="string" calcext:value-type="string">
            <text:p>5 -Mettre à disposition des utilisateurs un service informatique</text:p>
          </table:table-cell>
          <table:table-cell table:style-name="ce95" office:value-type="string" calcext:value-type="string">
            <text:p>6 -Organiser son développement professionnel</text:p>
          </table:table-cell>
          <table:table-cell table:number-columns-repeated="35"/>
          <table:table-cell table:style-name="ce15" table:number-columns-repeated="16341"/>
        </table:table-row>
        <table:table-row table:style-name="ro4">
          <table:covered-table-cell table:style-name="ce6"/>
          <table:covered-table-cell table:style-name="ce37"/>
          <table:table-cell table:style-name="ce52" office:value-type="string" calcext:value-type="string">
            <text:p>▸1.1 - Recenser et identifier les ressources numériques </text:p>
            <text:p>▸1.2 - Exploiter des référentiels, normes et standards adoptés par le prestataire informatique</text:p>
            <text:p>▸1.3  - Mettre en place et vérifier les niveaux d’habilitation associés à un service</text:p>
            <text:p>▸1.4 - Vérifier les conditions de la continuité d’un service informatique</text:p>
            <text:p>▸1.5 - Gérer des sauvegardes</text:p>
            <text:p>▸1.6 - Vérifier le respect des règles d’utilisation des ressources numériques</text:p>
          </table:table-cell>
          <table:table-cell table:style-name="ce52" office:value-type="string" calcext:value-type="string">
            <text:p>▸2.1 - Collecter, suivre et orienter des demandes </text:p>
            <text:p>▸2.2 - Traiter des demandes concernant les services réseau et système, applicatifs</text:p>
            <text:p>▸2.3 - Traiter des demandes concernant les applications</text:p>
          </table:table-cell>
          <table:table-cell table:style-name="ce52" office:value-type="string" calcext:value-type="string">
            <text:p>▸3.1 - Participer à la valorisation de l’image de l’organisation sur les médias numériques en tenant compte du cadre juridique et des enjeux économiques</text:p>
            <text:p>▸3.2 - Référencer les services en ligne de l’organisation et mesurer leur visibilité.</text:p>
            <text:p>▸3.3 - Participer à l’évolution d’un site Web exploitant les données de l’organisation.</text:p>
          </table:table-cell>
          <table:table-cell table:style-name="ce52" office:value-type="string" calcext:value-type="string">
            <text:p>▸4.1 - Analyser les objectifs et les modalités d’organisation d’un projet</text:p>
            <text:p>▸4.2 - Planifier les activités</text:p>
            <text:p>▸4.3 - Évaluer les indicateurs de suivi d’un projet et analyser les écarts</text:p>
          </table:table-cell>
          <table:table-cell table:style-name="ce52" office:value-type="string" calcext:value-type="string">
            <text:p>▸5.1 - Réaliser les tests d’intégration et d’acceptation d’un service</text:p>
            <text:p>▸5.2 - Déployer un service</text:p>
            <text:p>▸5.3 - Accompagner les utilisateurs dans la mise en place d’un service</text:p>
          </table:table-cell>
          <table:table-cell table:style-name="ce96" office:value-type="string" calcext:value-type="string">
            <text:p>▸6.1 - Mettre en place son environnement d’apprentissage personnel</text:p>
            <text:p>▸6.2 - Mettre en œuvre des outils et stratégies de veille informationnelle</text:p>
            <text:p>▸6.3 - Gérer son identité professionnelle</text:p>
            <text:p>▸6.4 - Développer son projet professionnel</text:p>
          </table:table-cell>
          <table:table-cell table:style-name="ce48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38"/>
          <table:covered-table-cell table:style-name="ce113"/>
          <table:table-cell table:style-name="ce48" table:number-columns-repeated="16376"/>
        </table:table-row>
        <table:table-row table:style-name="ro6">
          <table:table-cell table:style-name="ce10" office:value-type="string" calcext:value-type="string">
            <text:p>1 ere année</text:p>
          </table:table-cell>
          <table:table-cell table:style-name="ce39" table:number-columns-repeated="7"/>
          <table:table-cell table:style-name="ce48" table:number-columns-repeated="16376"/>
        </table:table-row>
        <table:table-row table:style-name="ro7">
          <table:table-cell table:style-name="ce17" office:value-type="string" calcext:value-type="string">
            <text:p>Serveur WEB</text:p>
            <text:p>(Installation et configuration d'un serveur HTTP et https  Apache, MariaDB, PHP, certificat ssl auto signée</text:p>
          </table:table-cell>
          <table:table-cell table:style-name="ce40" office:value-type="string" calcext:value-type="string">
            <text:p>2024-2025</text:p>
          </table:table-cell>
          <table:table-cell table:number-columns-repeated="2" table:style-name="ce53" office:value-type="string" calcext:value-type="string">
            <text:p>—</text:p>
          </table:table-cell>
          <table:table-cell table:style-name="ce78" office:value-type="string" calcext:value-type="string">
            <text:p>⚠ 3.3</text:p>
            <text:p>Participer à l'évolution d'un site Web</text:p>
            <text:p>(infrastructure serveur web, accès client)</text:p>
            <text:p/>
          </table:table-cell>
          <table:table-cell table:style-name="ce53" office:value-type="string" calcext:value-type="string">
            <text:p>—</text:p>
          </table:table-cell>
          <table:table-cell table:style-name="ce54" office:value-type="string" calcext:value-type="string">
            <text:p>✔ 5.1 Tests intégration</text:p>
            <text:p>✔ 5.2 Déployer un service</text:p>
            <text:p>(stack LAMP complète, accès depuis VM cliente, test FTP)</text:p>
          </table:table-cell>
          <table:table-cell table:style-name="ce53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8">
          <table:table-cell table:style-name="ce17" office:value-type="string" calcext:value-type="string">
            <text:p>Serveur GLPI</text:p>
            <text:p>(Installation GLPI sur debian 13 : Apache, MySQL, PHP + gestion de tickets,gestion de park avec fusioninventory)</text:p>
          </table:table-cell>
          <table:table-cell table:style-name="ce40" office:value-type="string" calcext:value-type="string">
            <text:p>2024-2025</text:p>
          </table:table-cell>
          <table:table-cell table:style-name="ce54" office:value-type="string" calcext:value-type="string">
            <text:p>✔ 1.1 Recenser/identifier les ressources</text:p>
            <text:p>(inventaire de parc dans GLPI)</text:p>
            <text:p>⚠ 1.3 Niveaux d'habilitation</text:p>
            <text:p>(profils GLPI : admin, tech, user )</text:p>
          </table:table-cell>
          <table:table-cell table:style-name="ce54" office:value-type="string" calcext:value-type="string">
            <text:p>✔ 2.2 Traiter demandes réseau/système/applicatifs</text:p>
            <text:p>(gestion de tickets d'incidents dans GLPI)</text:p>
          </table:table-cell>
          <table:table-cell table:number-columns-repeated="2" table:style-name="ce53" office:value-type="string" calcext:value-type="string">
            <text:p>—</text:p>
          </table:table-cell>
          <table:table-cell table:style-name="ce54" office:value-type="string" calcext:value-type="string">
            <text:p>✔ 5.1 Tests intégration</text:p>
            <text:p>(mise en service via navigateur, création utilisateurs et parc)</text:p>
            <text:p/>
          </table:table-cell>
          <table:table-cell table:style-name="ce53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9">
          <table:table-cell table:style-name="ce17" office:value-type="string" calcext:value-type="string">
            <text:p>Serveur Windows Active Directory</text:p>
            <text:p/>
          </table:table-cell>
          <table:table-cell table:style-name="ce40" office:value-type="string" calcext:value-type="string">
            <text:p>2024-2025</text:p>
          </table:table-cell>
          <table:table-cell table:style-name="ce54" office:value-type="string" calcext:value-type="string">
            <text:p>✔ 1.1 Recenser/identifier les ressources (computer)</text:p>
            <text:p>⚠ 1.3 Niveaux d'habilitation</text:p>
            <text:p>( admin, tech, user )</text:p>
          </table:table-cell>
          <table:table-cell table:number-columns-repeated="3" table:style-name="ce53" office:value-type="string" calcext:value-type="string">
            <text:p>—</text:p>
          </table:table-cell>
          <table:table-cell table:style-name="ce54" office:value-type="string" calcext:value-type="string">
            <text:p><text:span text:style-name="T1">✔ 5.2 Déployer un service (gpo)</text:span></text:p>
            <text:p/>
          </table:table-cell>
          <table:table-cell table:style-name="ce53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0">
          <table:table-cell table:style-name="ce18" office:value-type="string" calcext:value-type="string">
            <text:p>2 eme année </text:p>
          </table:table-cell>
          <table:table-cell table:style-name="ce41"/>
          <table:table-cell table:style-name="ce56" table:number-columns-repeated="5"/>
          <table:table-cell table:style-name="ce114"/>
          <table:table-cell table:style-name="ce48" table:number-columns-repeated="16376"/>
        </table:table-row>
        <table:table-row table:style-name="ro11">
          <table:table-cell table:style-name="ce17" office:value-type="string" calcext:value-type="string">
            <text:p>Cluster Proxmox – Haute Disponibilité</text:p>
            <text:p>(Infra virtualisée 3 nœuds, NFS TrueNAS, HA, gestion utilisateurs/pools/rôles)                                                                                          </text:p>
          </table:table-cell>
          <table:table-cell table:style-name="ce40" office:value-type="string" calcext:value-type="string">
            <text:p>2025-2026</text:p>
          </table:table-cell>
          <table:table-cell table:style-name="ce54" office:value-type="string" calcext:value-type="string">
            <text:p>✔ 1.1 Recenser/identifier les ressources</text:p>
            <text:p>(3 nœuds, stockages local/local-lvm/TrueNAS, VMs)</text:p>
            <text:p>✔ 1.3 Niveaux d'habilitation</text:p>
            <text:p>(rôle Role_Admin_Partiel, pools)</text:p>
            <text:p>✔ 1.4 Continuité de service</text:p>
            <text:p>(HA, bascule automatique, tests panne propre + brutale)</text:p>
          </table:table-cell>
          <table:table-cell table:number-columns-repeated="2" table:style-name="ce53" office:value-type="string" calcext:value-type="string">
            <text:p>—</text:p>
          </table:table-cell>
          <table:table-cell table:style-name="ce54" office:value-type="string" calcext:value-type="string">
            <text:p>✔ 4.1 Analyser objectifs/organisation</text:p>
            <text:p>(projet structuré : solo → trinôme, objectifs définis)</text:p>
            <text:p>✔ 4.2 Planifier les activités</text:p>
            <text:p>(install → VM → cluster → NFS → HA → droits)</text:p>
          </table:table-cell>
          <table:table-cell table:style-name="ce54" office:value-type="string" calcext:value-type="string">
            <text:p>✔ 5.1 Tests intégration</text:p>
            <text:p>(tests HA, vérification droits par compte utilisateur)</text:p>
            <text:p>✔ 5.2 Déployer un service</text:p>
            <text:p>(déploiement complet infrastructure cluster)</text:p>
            <text:p>✔ 5.3 Accompagner les utilisateurs</text:p>
            <text:p>(création comptes, explication droits, vérification accès)</text:p>
          </table:table-cell>
          <table:table-cell table:style-name="ce53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1">
          <table:table-cell table:style-name="ce17" office:value-type="string" calcext:value-type="string">
            <text:p>Pare-feu pfSense &amp; VPN OpenVPN</text:p>
            <text:p>(Config pfSense WAN/LAN, NAT, PKI, serveur OpenVPN, règles firewall, tests Wireshark)                                                                                         </text:p>
          </table:table-cell>
          <table:table-cell table:style-name="ce40" office:value-type="string" calcext:value-type="string">
            <text:p>2025-2026</text:p>
          </table:table-cell>
          <table:table-cell table:style-name="ce54" office:value-type="string" calcext:value-type="string">
            <text:p>✔ 1.1 Recenser/identifier les ressources</text:p>
            <text:p>(interfaces WAN/LAN, VLANs 992 &amp; 221)</text:p>
            <text:p>✔ 1.4 Continuité de service</text:p>
            <text:p>(pare-feu point d'entrée unique, accès web garanti)</text:p>
            <text:p>✔ 1.6 Respect règles d'utilisation</text:p>
            <text:p>(politique deny all, règles SSH/ICMP explicites)</text:p>
          </table:table-cell>
          <table:table-cell table:style-name="ce54" office:value-type="string" calcext:value-type="string">
            <text:p>✔ 2.2 Traiter demandes réseau/système</text:p>
            <text:p>(config NAT, règles firewall, diagnostic Wireshark)</text:p>
          </table:table-cell>
          <table:table-cell table:number-columns-repeated="2" table:style-name="ce53" office:value-type="string" calcext:value-type="string">
            <text:p>—</text:p>
          </table:table-cell>
          <table:table-cell table:style-name="ce54" office:value-type="string" calcext:value-type="string">
            <text:p>✔ 5.1 Tests intégration</text:p>
            <text:p>(ping, SSH))</text:p>
            <text:p>✔ 5.2 Déployer un service</text:p>
            <text:p>(VPN OpenVPN complet : PKI + serveur + export client)</text:p>
            <text:p>✔ 5.3 Accompagner les utilisateurs</text:p>
            <text:p>(export .ovpn, guide connexion)</text:p>
          </table:table-cell>
          <table:table-cell table:style-name="ce53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2">
          <table:table-cell table:style-name="ce17" office:value-type="string" calcext:value-type="string">
            <text:p>Veille technologique</text:p>
            <text:p>(Mise en place d'une veille informationnelle active : flux RSS, newsletters tech, blogs SISR/cybersécurité, suivi des évolutions des technologies réseau et système)</text:p>
          </table:table-cell>
          <table:table-cell table:style-name="ce40" office:value-type="string" calcext:value-type="string">
            <text:p>2025-2026</text:p>
          </table:table-cell>
          <table:table-cell table:number-columns-repeated="5" table:style-name="ce53" office:value-type="string" calcext:value-type="string">
            <text:p>—</text:p>
          </table:table-cell>
          <table:table-cell table:style-name="ce54" office:value-type="string" calcext:value-type="string">
            <text:p>✔ 6.1 Environnement d'apprentissage personnel</text:p>
            <text:p>(outils de veille mis en place, organisation personnelle)</text:p>
            <text:p>✔ 6.2 Veille informationnelle</text:p>
            <text:p>(suivi actif des évolutions techno réseau/système/cybersécurité)</text:p>
          </table:table-cell>
          <table:table-cell table:style-name="ce48" table:number-columns-repeated="16376"/>
        </table:table-row>
        <table:table-row table:style-name="ro13">
          <table:table-cell table:style-name="ce17" office:value-type="string" calcext:value-type="string">
            <text:p>CV, LinkedIn &amp; page portfolio "Moi"</text:p>
            <text:p>(Création d'un CV en ligne, profil LinkedIn professionnel, page de présentation personnelle sur le portfolio — vitrine de l'identité professionnelle en vue des stages et de l'alternance)</text:p>
          </table:table-cell>
          <table:table-cell table:style-name="ce40" office:value-type="string" calcext:value-type="string">
            <text:p>2025-2026</text:p>
          </table:table-cell>
          <table:table-cell table:number-columns-repeated="5" table:style-name="ce53" office:value-type="string" calcext:value-type="string">
            <text:p>—</text:p>
          </table:table-cell>
          <table:table-cell table:style-name="ce54" office:value-type="string" calcext:value-type="string">
            <text:p>✔ 6.3 Gérer son identité professionnelle</text:p>
            <text:p>(profil LinkedIn, CV en ligne)</text:p>
            <text:p>✔ 6.4 Développer son projet professionnel</text:p>
            <text:p>(démarche active : stages, alternance, réseau professionnel)</text:p>
          </table:table-cell>
          <table:table-cell table:style-name="ce48" table:number-columns-repeated="16376"/>
        </table:table-row>
        <table:table-row table:style-name="ro14">
          <table:table-cell table:style-name="ce17" office:value-type="string" calcext:value-type="string">
            <text:p>projet personnelle </text:p>
            <text:p>Ouverture d’une micro entreprise dans la création de site web statique et dynamique                                                             https://tsweb.fr                                                           </text:p>
          </table:table-cell>
          <table:table-cell table:style-name="ce40" office:value-type="string" calcext:value-type="string">
            <text:p>2025-2026</text:p>
          </table:table-cell>
          <table:table-cell table:number-columns-repeated="2" table:style-name="ce53" office:value-type="string" calcext:value-type="string">
            <text:p>—</text:p>
          </table:table-cell>
          <table:table-cell table:style-name="ce54" office:value-type="string" calcext:value-type="string">
            <text:p><text:span text:style-name="T1">3.1                                    valoristion de l’image de l’organisition avec crétion d’un site client (tsweb,fr)                      3.2                                    référencement web pour que le site est de la visibilité                         3.3</text:span></text:p>
            <text:p><text:span text:style-name="T1">Participer à l'évolution d'un site Web</text:span></text:p>
            <text:p><text:span text:style-name="T1">(infrastructure serveur web (vercel,supabase), accès client et administrateur</text:span>)</text:p>
          </table:table-cell>
          <table:table-cell table:number-columns-repeated="3" table:style-name="ce53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5">
          <table:table-cell table:style-name="ce1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42"/>
          <table:covered-table-cell table:style-name="ce115"/>
          <table:table-cell table:style-name="ce48" table:number-columns-repeated="16376"/>
        </table:table-row>
        <table:table-row table:style-name="ro16">
          <table:table-cell table:style-name="ce20" office:value-type="string" calcext:value-type="string">
            <text:p>Déploiement du nouveau parc d'imprimantes</text:p>
            <text:p/>
            <text:p>(Installation physique, gestion prestataires, tests)</text:p>
          </table:table-cell>
          <table:table-cell table:style-name="ce43" office:value-type="string" calcext:value-type="string">
            <text:p>2024-2025</text:p>
          </table:table-cell>
          <table:table-cell table:style-name="ce57" office:value-type="string" calcext:value-type="string">
            <text:p>✔ 1.1 Recenser/identifier les ressources (mise à jour de l'inventaire avec le nouveau matériel)</text:p>
          </table:table-cell>
          <table:table-cell table:number-columns-repeated="2" table:style-name="ce72" office:value-type="string" calcext:value-type="string">
            <text:p>—</text:p>
          </table:table-cell>
          <table:table-cell table:style-name="ce57" office:value-type="string" calcext:value-type="string">
            <text:p>✔ 4.1 Analyser les objectifs et modalités d'organisation (coordination et suivi des interventions avec le prestataire)</text:p>
          </table:table-cell>
          <table:table-cell table:style-name="ce57" office:value-type="string" calcext:value-type="string">
            <text:p>✔ 5.1 Réaliser les tests d'intégration (tests de connectivité et bon fonctionnement)</text:p>
            <text:p/>
            <text:p/>
            <text:p>✔ 5.2 Déployer un service (installation physique et raccordement réseau des imprimantes)</text:p>
          </table:table-cell>
          <table:table-cell table:style-name="ce72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7">
          <table:table-cell table:style-name="ce20" office:value-type="string" calcext:value-type="string">
            <text:p>Administration Active Directory &amp; GPO</text:p>
            <text:p/>
            <text:p>(Automatisation, création GPO déploiement pilotes, gestion OU)</text:p>
          </table:table-cell>
          <table:table-cell table:style-name="ce43" office:value-type="string" calcext:value-type="string">
            <text:p>2024-2025</text:p>
          </table:table-cell>
          <table:table-cell table:style-name="ce57" office:value-type="string" calcext:value-type="string">
            <text:p>✔ 1.3 Mettre en place/vérifier les niveaux d'habilitation (gestion des Unités d'Organisation - OU - pour cibler les déploiements)</text:p>
          </table:table-cell>
          <table:table-cell table:number-columns-repeated="3" table:style-name="ce72" office:value-type="string" calcext:value-type="string">
            <text:p>—</text:p>
          </table:table-cell>
          <table:table-cell table:style-name="ce57" office:value-type="string" calcext:value-type="string">
            <text:p>✔ 5.2 Déployer un service (mise en place de stratégies de groupe pour le déploiement automatique des pilotes)</text:p>
          </table:table-cell>
          <table:table-cell table:style-name="ce72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8">
          <table:table-cell table:style-name="ce20" office:value-type="string" calcext:value-type="string">
            <text:p>Support de proximité et Gestion de parc</text:p>
            <text:p/>
            <text:p>(Assistance quotidienne, prise d'appels, outil GLPI, dépannage)</text:p>
          </table:table-cell>
          <table:table-cell table:style-name="ce43" office:value-type="string" calcext:value-type="string">
            <text:p>2024-2025</text:p>
          </table:table-cell>
          <table:table-cell table:style-name="ce57" office:value-type="string" calcext:value-type="string">
            <text:p>✔ 1.1 Recenser/identifier les ressources (mise à jour de l'inventaire du parc via GLPI)</text:p>
          </table:table-cell>
          <table:table-cell table:style-name="ce57" office:value-type="string" calcext:value-type="string">
            <text:p>✔ 2.1 Collecter, suivre et orienter (prise d'appels, accueil et premier diagnostic)</text:p>
            <text:p/>
            <text:p/>
            <text:p>✔ 2.2 Traiter des demandes réseau/système (résolution de tickets d'incidents GLPI, dépannage matériel/logiciel)</text:p>
          </table:table-cell>
          <table:table-cell table:number-columns-repeated="2" table:style-name="ce72" office:value-type="string" calcext:value-type="string">
            <text:p>—</text:p>
          </table:table-cell>
          <table:table-cell table:style-name="ce57" office:value-type="string" calcext:value-type="string">
            <text:p>✔ 5.3 Accompagner les utilisateurs (assistance technique au poste de l'utilisateur / personnel hospitalier)</text:p>
          </table:table-cell>
          <table:table-cell table:style-name="ce72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">
          <table:table-cell table:style-name="ce1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42"/>
          <table:covered-table-cell table:style-name="ce115"/>
          <table:table-cell table:style-name="ce48" table:number-columns-repeated="16376"/>
        </table:table-row>
        <table:table-row table:style-name="ro19">
          <table:table-cell table:style-name="ce21" office:value-type="string" calcext:value-type="string">
            <text:p/>
            <text:p/>
          </table:table-cell>
          <table:table-cell table:style-name="ce40" office:value-type="string" calcext:value-type="string">
            <text:p>2025-2026</text:p>
          </table:table-cell>
          <table:table-cell table:style-name="ce57" office:value-type="string" calcext:value-type="string">
            <text:p>✔ 1.1 </text:p>
            <text:p>Rédaction de la documentation technique listant les configurations réseau (IP, VLAN, switch) et l'inventaire des équipements</text:p>
            <text:p/>
          </table:table-cell>
          <table:table-cell table:style-name="ce58" office:value-type="string" calcext:value-type="string">
            <text:p>✔ 2.1 Analyse et diagnostic d'un incident réseau sur un poste client (perte d'accès aux dossiers partagés du serveur) </text:p>
          </table:table-cell>
          <table:table-cell table:style-name="ce105" office:value-type="string" calcext:value-type="string">
            <text:p>✔ 3.1</text:p>
            <text:p>Amélioration et restructuration du portfolio professionnelpour valoriser les projets techniques de la structure de manière claire et attractive</text:p>
            <text:p> </text:p>
          </table:table-cell>
          <table:table-cell table:style-name="ce108" office:value-type="string" calcext:value-type="string">
            <text:p>✔ 4.2 Organisation du déploiement serveur : création de clé bootable, installation de Windows Server, puis configuration AD/DNS avant l'intégration des clients </text:p>
          </table:table-cell>
          <table:table-cell table:style-name="ce57" office:value-type="string" calcext:value-type="string">
            <text:p>✔ 5.2 Installation et configuration d'un contrôleur de domaine, paramétrage de VLANs sur switch (via PuTTY/Console) et mise en place d'un VPN sécurisé</text:p>
            <text:p/>
          </table:table-cell>
          <table:table-cell table:style-name="ce108" office:value-type="string" calcext:value-type="string">
            <text:p>✔ 6.1 Auto-formation sur le logiciel PuTTY et apprentissage de l'administration réseau en lignes de commande (CLI) sur équipements Cisco/Switch </text:p>
          </table:table-cell>
          <table:table-cell table:style-name="ce48" table:number-columns-repeated="16376"/>
        </table:table-row>
        <table:table-row table:style-name="ro20">
          <table:table-cell table:style-name="ce22"/>
          <table:table-cell table:style-name="ce40" office:value-type="string" calcext:value-type="string">
            <text:p>2025-2026</text:p>
          </table:table-cell>
          <table:table-cell table:style-name="ce58" office:value-type="string" calcext:value-type="string">
            <text:p>✔ 1.3 Gestion des droits d'accès dans l'Active Directory, configuration des mots de passe administrateurs et application de politiques de sécurité renforcées </text:p>
          </table:table-cell>
          <table:table-cell table:style-name="ce58" office:value-type="string" calcext:value-type="string">
            <text:p>✔ 2.2 Résolution d'un problème de pare-feu, nettoyage antivirus complet et installation des mises à jour système (OS) pour sécuriser les postes </text:p>
          </table:table-cell>
          <table:table-cell table:style-name="ce72" office:value-type="string" calcext:value-type="string">
            <text:p>—</text:p>
          </table:table-cell>
          <table:table-cell table:style-name="ce109"/>
          <table:table-cell table:style-name="ce109" office:value-type="string" calcext:value-type="string">
            <text:p>__</text:p>
          </table:table-cell>
          <table:table-cell table:style-name="ce58" office:value-type="string" calcext:value-type="string">
            <text:p>✔ 6.3 Mise à jour du portfolio avec les projets récents et réorganisation du contenu pour une meilleure visibilité des compétences acquises </text:p>
          </table:table-cell>
          <table:table-cell table:style-name="ce48" table:number-columns-repeated="16376"/>
        </table:table-row>
        <table:table-row table:style-name="ro21">
          <table:table-cell table:style-name="ce21"/>
          <table:table-cell table:style-name="ce40" office:value-type="string" calcext:value-type="string">
            <text:p>2025-2026</text:p>
          </table:table-cell>
          <table:table-cell table:style-name="ce57" office:value-type="string" calcext:value-type="string">
            <text:p>✔ 1.4 </text:p>
            <text:p>Mise en place d'outils de supervision réseau en temps réel et configuration d'alertes SNMP pour anticiper les pannes et assurer la disponibilité </text:p>
            <text:p/>
            <text:p/>
          </table:table-cell>
          <table:table-cell table:number-columns-repeated="3" table:style-name="ce72" office:value-type="string" calcext:value-type="string">
            <text:p>—</text:p>
          </table:table-cell>
          <table:table-cell table:style-name="ce111" office:value-type="string" calcext:value-type="string">
            <text:p>—</text:p>
          </table:table-cell>
          <table:table-cell table:style-name="ce58" office:value-type="string" calcext:value-type="string">
            <text:p>✔ 6.4 Réalisation d'un audit de bande passante et des performances réseau pour identifier les points de congestion et optimiser le trafic </text:p>
          </table:table-cell>
          <table:table-cell table:style-name="ce48" table:number-columns-repeated="16376"/>
        </table:table-row>
        <table:table-row table:style-name="ro22">
          <table:table-cell table:style-name="ce21"/>
          <table:table-cell table:style-name="ce40" office:value-type="string" calcext:value-type="string">
            <text:p>2025-2026</text:p>
          </table:table-cell>
          <table:table-cell table:style-name="ce57" office:value-type="string" calcext:value-type="string">
            <text:p>✔ 1.5 </text:p>
            <text:p>Mise en place d'un système de sauvegarde automatisée vers un NAS et un espace Cloud sécurisé pour garantir la protection et la redondance des données</text:p>
            <text:p/>
          </table:table-cell>
          <table:table-cell table:number-columns-repeated="2" table:style-name="ce72" office:value-type="string" calcext:value-type="string">
            <text:p>—</text:p>
          </table:table-cell>
          <table:table-cell table:number-columns-repeated="2" table:style-name="ce109" office:value-type="string" calcext:value-type="string">
            <text:p>__</text:p>
          </table:table-cell>
          <table:table-cell table:style-name="ce124" office:value-type="string" calcext:value-type="string">
            <text:p>—</text:p>
          </table:table-cell>
          <table:table-cell table:style-name="ce48" table:number-columns-repeated="16376"/>
        </table:table-row>
        <table:table-row table:style-name="ro1">
          <table:table-cell table:style-name="Default" table:number-columns-repeated="8"/>
          <table:table-cell table:style-name="ce48" table:number-columns-repeated="16376"/>
        </table:table-row>
        <table:table-row table:style-name="ro1">
          <table:table-cell table:style-name="ce63"/>
          <table:table-cell table:style-name="ce82"/>
          <table:table-cell table:style-name="ce92" table:number-columns-repeated="6"/>
          <table:table-cell table:style-name="ce48" table:number-columns-repeated="16376"/>
        </table:table-row>
        <table:table-row table:style-name="ro1">
          <table:table-cell table:style-name="ce63"/>
          <table:table-cell table:style-name="ce82"/>
          <table:table-cell table:style-name="ce92" table:number-columns-repeated="6"/>
          <table:table-cell table:style-name="ce48" table:number-columns-repeated="35"/>
          <table:table-cell table:style-name="ce14" table:number-columns-repeated="16341"/>
        </table:table-row>
        <table:table-row table:style-name="ro1" table:number-rows-repeated="4">
          <table:table-cell table:style-name="Default" table:number-columns-repeated="8"/>
          <table:table-cell table:style-name="ce48" table:number-columns-repeated="35"/>
          <table:table-cell table:style-name="ce14" table:number-columns-repeated="16341"/>
        </table:table-row>
        <table:table-row table:style-name="ro23">
          <table:table-cell table:style-name="ce13"/>
          <table:table-cell table:style-name="ce26"/>
          <table:table-cell table:style-name="ce32" table:number-columns-repeated="6"/>
          <table:table-cell table:style-name="ce48" table:number-columns-repeated="35"/>
          <table:table-cell table:style-name="ce14" table:number-columns-repeated="16341"/>
        </table:table-row>
        <table:table-row table:style-name="ro24" table:number-rows-repeated="12">
          <table:table-cell table:style-name="ce14" table:number-columns-repeated="16384"/>
        </table:table-row>
        <table:table-row table:style-name="ro24">
          <table:table-cell table:style-name="ce66" table:number-columns-repeated="8"/>
          <table:table-cell table:style-name="ce14" table:number-columns-repeated="16376"/>
        </table:table-row>
        <table:table-row table:style-name="ro24" table:number-rows-repeated="3">
          <table:table-cell table:style-name="ce66"/>
          <table:table-cell table:style-name="ce84" table:number-columns-repeated="7"/>
          <table:table-cell table:style-name="ce14" table:number-columns-repeated="16376"/>
        </table:table-row>
        <table:table-row table:style-name="ro24" table:number-rows-repeated="24">
          <table:table-cell table:style-name="ce14" table:number-columns-repeated="16384"/>
        </table:table-row>
        <table:table-row table:style-name="ro24" table:number-rows-repeated="6">
          <table:table-cell table:style-name="ce14" table:number-columns-repeated="43"/>
          <table:table-cell table:style-name="ce15" table:number-columns-repeated="16341"/>
        </table:table-row>
        <table:table-row table:style-name="ro24" table:number-rows-repeated="1048494">
          <table:table-cell table:number-columns-repeated="43"/>
          <table:table-cell table:style-name="ce15" table:number-columns-repeated="16341"/>
        </table:table-row>
        <table:table-row table:style-name="ro24">
          <table:table-cell table:number-columns-repeated="43"/>
          <table:table-cell table:style-name="ce15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Cambria" svg:font-family="Cambria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117">
      <style:table-cell-properties fo:background-color="#e6e6e6" fo:border="0.06pt solid #000000"/>
      <style:text-properties fo:font-style="normal" style:text-underline-style="none" fo:font-weight="normal"/>
    </style:style>
    <style:style style:name="Euro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Euro_20_2" style:display-name="Euro 2" style:family="table-cell" style:parent-style-name="Default" style:data-style-name="N117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17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ffffff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4-02">00/00/0000</text:date></text:span><text:span text:style-name="MT1">, </text:span><text:span text:style-name="MT1"><text:time style:data-style-name="N2" text:time-value="17:21:58.760989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editing-cycles>13</meta:editing-cycles>
    <meta:creation-date>2012-01-12T10:51:15</meta:creation-date>
    <dc:date>2026-04-02T17:45:37.808871000</dc:date>
    <meta:generator>LibreOffice/25.2.7.2$Windows_X86_64 LibreOffice_project/5cbfd1ab6520636bb5f7b99185aa69bd7456825d</meta:generator>
    <meta:editing-duration>PT1H35M30S</meta:editing-duration>
    <meta:document-statistic meta:table-count="1" meta:cell-count="145" meta:object-count="0"/>
    <meta:user-defined meta:name="AppVersion">12.0000</meta:user-defined>
    <meta:user-defined meta:name="ContentTypeId">0x01010092E74961CAF0074EB07E887E3E13C94B</meta:user-defined>
  </office:meta>
</office:document-meta>
</file>